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Gerald</text:p>
      <text:p text:style-name="Normal">As an older customer who finds technology intimidating, I want to browse Gourmet Delights products without needing to log in or create an account, so that I can explore the range of organic food at my own pace without feeling pressured or confused.</text:p>
      <text:p text:style-name="Normal">As someone who values simplicity, I want the website to use large buttons and clear navigation labels, so that I can quickly find what I’m looking for without getting frustrated or lost in complicated menus.</text:p>
      <text:p text:style-name="Normal">As a traditional shopper, I want to reorder my subscription box with a single click, so that I can continue enjoying the same curated products without having to go through a long checkout process each time.</text:p>
      <text:p text:style-name="Normal">As a customer who prefers human interaction, I want to see a visible phone support option on the homepage, so that I can easily call for help if I get stuck or have questions about my order.</text:p>
      <text:p text:style-name="Normal">As a loyal but cautious buyer, I want to earn simple rewards for each purchase, so that I feel valued by the company without needing to understand a complicated loyalty system.</text:p>
      <text:p text:style-name="P2">Franchesca</text:p>
      <text:p text:style-name="Normal">As a health‑focused user, I want recipe suggestions tailored to my dietary preferences and past purchases, so that I can cook meals that support my wellness goals and make the most of the products I buy.</text:p>
      <text:p text:style-name="Normal">As a perfectionist who dislikes uncertainty, I want instant confirmation after placing an order, so that I feel reassured my purchase has gone through correctly and I don’t need to chase customer support.</text:p>
      <text:p text:style-name="Normal">As a loyal customer, I want to earn points for writing reviews and referring friends, so that I feel rewarded for contributing to the community and helping others discover Gourmet Delights.</text:p>
      <text:p text:style-name="Normal">As a curious cook, I want access to live cooking classes with professional chefs, so that I can learn new techniques, ask questions in real time, and feel confident in my cooking.</text:p>
      <text:p text:style-name="Normal">As a detail‑oriented user, I want to track my past purchases and recipe history, so that I can plan future meals more effectively and monitor my progress toward healthier eating habits.</text:p>
      <text:p text:style-name="P3">Bartholomew James III</text:p>
      <text:p text:style-name="Normal">As a tech‑savvy foodie, I want personalized recipe recommendations based on my order history and browsing habits, so that I can discover new dishes that match my tastes and expand my cooking skills.</text:p>
      <text:soft-page-break/>
      <text:p text:style-name="Normal">As a mobile‑first user, I want to book cooking classes directly from my phone, so that I can stay engaged with Gourmet Delights wherever I am and never miss opportunities to learn.</text:p>
      <text:p text:style-name="Normal">As a social sharer, I want to post my cooking results and experiences to the Gourmet Delights blog, so that I can connect with other users, showcase my creativity, and feel part of a community.</text:p>
      <text:p text:style-name="Normal">As a frequent shopper, I want to receive reminders for subscription renewals and upcoming deliveries, so that I never miss out on my favourite products and can plan my meals around them.</text:p>
      <text:p text:style-name="Normal">As a curious learner, I want access to educational articles and videos about organic ingredients, so that I can deepen my knowledge, feel more confident in my choices, and share insights with friends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24254032 - Olly Powell</meta:initial-creator>
    <dc:creator>24254032 - Olly Powell</dc:creator>
    <meta:creation-date>2025-12-07T23:53:00Z</meta:creation-date>
    <dc:date>2025-12-07T23:56:00Z</dc:date>
    <meta:template xlink:href="Normal" xlink:type="simple"/>
    <meta:editing-cycles>1</meta:editing-cycles>
    <meta:editing-duration>PT180S</meta:editing-duration>
    <meta:document-statistic meta:page-count="2" meta:paragraph-count="5" meta:word-count="447" meta:character-count="2995" meta:row-count="21" meta:non-whitespace-character-count="2553"/>
  </office:meta>
</office:document-meta>
</file>